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" fo:font-size="12pt" fo:language="nl" fo:country="NL" fo:font-weight="normal" officeooo:paragraph-rsid="10a01de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" fo:font-size="12pt" fo:language="nl" fo:country="NL" fo:font-style="italic" style:text-underline-style="none" fo:font-weight="normal" officeooo:rsid="05fe4687" officeooo:paragraph-rsid="10a01def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" fo:font-size="12pt" fo:letter-spacing="normal" fo:language="en" fo:country="GB" fo:font-style="normal" fo:font-weight="normal" officeooo:rsid="0f1e3d19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6" style:family="paragraph" style:parent-style-name="Standard">
      <style:text-properties officeooo:paragraph-rsid="10ff6070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ff6070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1077d86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10" style:family="paragraph" style:parent-style-name="Standard">
      <style:paragraph-properties fo:line-height="100%">
        <style:tab-stops/>
      </style:paragraph-properties>
      <style:text-properties officeooo:paragraph-rsid="10a9ca23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" fo:font-size="12pt" fo:language="en" fo:country="GB" fo:font-style="normal" fo:font-weight="normal" officeooo:rsid="047cacfc" officeooo:paragraph-rsid="10a9ca2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1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17" style:family="paragraph" style:parent-style-name="Standard">
      <style:paragraph-properties fo:text-align="center" style:justify-single-word="false"/>
      <style:text-properties officeooo:paragraph-rsid="0cc50ec9"/>
    </style:style>
    <style:style style:name="P1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e21512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Footnote">
      <style:text-properties officeooo:rsid="043ccc66" officeooo:paragraph-rsid="0f40045a"/>
    </style:style>
    <style:style style:name="P21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22" style:family="paragraph" style:parent-style-name="Standard">
      <style:paragraph-properties fo:text-align="center" style:justify-single-word="false"/>
      <style:text-properties officeooo:paragraph-rsid="0c8b5238"/>
    </style:style>
    <style:style style:name="P23" style:family="paragraph" style:parent-style-name="Standard">
      <style:text-properties officeooo:paragraph-rsid="0c819a59"/>
    </style:style>
    <style:style style:name="P24" style:family="paragraph" style:parent-style-name="Standard">
      <style:paragraph-properties fo:text-align="center" style:justify-single-word="false"/>
      <style:text-properties officeooo:paragraph-rsid="10b9c618"/>
    </style:style>
    <style:style style:name="P25" style:family="paragraph" style:parent-style-name="Standard">
      <style:text-properties officeooo:paragraph-rsid="11562c0a"/>
    </style:style>
    <style:style style:name="P26" style:family="paragraph" style:parent-style-name="Footnote">
      <style:text-properties fo:color="#000000" loext:opacity="100%" style:font-name="Liberation Sans" fo:font-size="10pt" fo:language="en" fo:country="GB" officeooo:rsid="0b8e0034" officeooo:paragraph-rsid="111ef8e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27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28" style:family="paragraph" style:parent-style-name="Standard">
      <style:paragraph-properties fo:text-align="center" style:justify-single-word="false"/>
      <style:text-properties officeooo:paragraph-rsid="0d1ec96e"/>
    </style:style>
    <style:style style:name="P29" style:family="paragraph" style:parent-style-name="Standard">
      <style:text-properties officeooo:paragraph-rsid="0fc21b80"/>
    </style:style>
    <style:style style:name="P30" style:family="paragraph" style:parent-style-name="Standard">
      <style:text-properties officeooo:paragraph-rsid="0ff397b4"/>
    </style:style>
    <style:style style:name="P31" style:family="paragraph" style:parent-style-name="Standard">
      <style:text-properties officeooo:paragraph-rsid="10bc5bd9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3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4" style:family="paragraph" style:parent-style-name="Standard">
      <style:text-properties officeooo:paragraph-rsid="0e8aa5aa"/>
    </style:style>
    <style:style style:name="P35" style:family="paragraph" style:parent-style-name="Standard">
      <style:text-properties officeooo:paragraph-rsid="0fc35f88"/>
    </style:style>
    <style:style style:name="P36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b91b2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7" style:family="paragraph" style:parent-style-name="Standard">
      <style:text-properties fo:color="#000000" loext:opacity="100%" style:font-name="Ubuntu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 style:list-style-name="L1">
      <style:paragraph-properties fo:break-before="page"/>
      <style:text-properties officeooo:paragraph-rsid="0fd655f2"/>
    </style:style>
    <style:style style:name="P39" style:family="paragraph" style:parent-style-name="Standard">
      <style:text-properties officeooo:paragraph-rsid="0fd655f2"/>
    </style:style>
    <style:style style:name="P40" style:family="paragraph" style:parent-style-name="Standard">
      <style:paragraph-properties fo:text-align="center" style:justify-single-word="false"/>
    </style:style>
    <style:style style:name="P41" style:family="paragraph" style:parent-style-name="Footnote">
      <style:text-properties fo:language="en" fo:country="GB" officeooo:paragraph-rsid="10762a52" fo:background-color="transparent"/>
    </style:style>
    <style:style style:name="P42" style:family="paragraph" style:parent-style-name="Footnote">
      <style:text-properties style:font-name="Liberation Sans" fo:language="en" fo:country="GB" officeooo:paragraph-rsid="10332ca5"/>
    </style:style>
    <style:style style:name="P43" style:family="paragraph" style:parent-style-name="Footnote">
      <style:text-properties officeooo:paragraph-rsid="1150bda3"/>
    </style:style>
    <style:style style:name="P44" style:family="paragraph" style:parent-style-name="Standard">
      <style:paragraph-properties fo:text-align="center" style:justify-single-word="false"/>
      <style:text-properties fo:language="en" fo:country="GB" officeooo:paragraph-rsid="0d8c21b9"/>
    </style:style>
    <style:style style:name="P45" style:family="paragraph" style:parent-style-name="Standard">
      <style:paragraph-properties fo:text-align="center" style:justify-single-word="false"/>
      <style:text-properties officeooo:paragraph-rsid="0d8c21b9"/>
    </style:style>
    <style:style style:name="P46" style:family="paragraph" style:parent-style-name="Standard">
      <style:text-properties officeooo:paragraph-rsid="0e2a40f4"/>
    </style:style>
    <style:style style:name="P47" style:family="paragraph" style:parent-style-name="Standard">
      <style:text-properties fo:language="en" fo:country="GB" officeooo:rsid="10048e31" officeooo:paragraph-rsid="104e2670"/>
    </style:style>
    <style:style style:name="P4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49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50" style:family="paragraph" style:parent-style-name="Standard">
      <style:text-properties officeooo:rsid="0dde9a1c" officeooo:paragraph-rsid="10efd6be"/>
    </style:style>
    <style:style style:name="P51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52" style:family="paragraph" style:parent-style-name="Standard">
      <style:paragraph-properties fo:text-align="center" style:justify-single-word="false"/>
      <style:text-properties officeooo:paragraph-rsid="0eb4913f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54" style:family="paragraph" style:parent-style-name="Standard">
      <style:paragraph-properties fo:text-align="center" style:justify-single-word="false"/>
      <style:text-properties fo:language="en" fo:country="GB" officeooo:paragraph-rsid="0fd58c4e"/>
    </style:style>
    <style:style style:name="P55" style:family="paragraph" style:parent-style-name="Standard">
      <style:paragraph-properties fo:text-align="center" style:justify-single-word="false"/>
      <style:text-properties officeooo:paragraph-rsid="0fd58c4e"/>
    </style:style>
    <style:style style:name="P56" style:family="paragraph" style:parent-style-name="Standard">
      <style:text-properties officeooo:paragraph-rsid="0e0463fc"/>
    </style:style>
    <style:style style:name="P57" style:family="paragraph" style:parent-style-name="Standard">
      <style:text-properties officeooo:paragraph-rsid="101b90cf"/>
    </style:style>
    <style:style style:name="P58" style:family="paragraph" style:parent-style-name="Standard">
      <style:paragraph-properties fo:text-align="center" style:justify-single-word="false"/>
      <style:text-properties officeooo:paragraph-rsid="1035cc54"/>
    </style:style>
    <style:style style:name="P59" style:family="paragraph" style:parent-style-name="Standard">
      <style:text-properties fo:language="en" fo:country="GB" officeooo:rsid="1035cc54" officeooo:paragraph-rsid="1035cc54"/>
    </style:style>
    <style:style style:name="P60" style:family="paragraph" style:parent-style-name="Standard">
      <style:paragraph-properties fo:text-align="center" style:justify-single-word="false"/>
      <style:text-properties fo:language="en" fo:country="GB" officeooo:paragraph-rsid="0e0bda5c"/>
    </style:style>
    <style:style style:name="P61" style:family="paragraph" style:parent-style-name="Standard">
      <style:paragraph-properties fo:text-align="center" style:justify-single-word="false"/>
      <style:text-properties officeooo:paragraph-rsid="10178c94"/>
    </style:style>
    <style:style style:name="P62" style:family="paragraph" style:parent-style-name="Standard">
      <style:paragraph-properties fo:text-align="center" style:justify-single-word="false"/>
      <style:text-properties fo:language="en" fo:country="GB" officeooo:paragraph-rsid="10178c94"/>
    </style:style>
    <style:style style:name="P63" style:family="paragraph" style:parent-style-name="Standard">
      <style:text-properties style:font-name="Liberation Sans" fo:font-size="12pt" officeooo:rsid="0e0463fc" officeooo:paragraph-rsid="10d28a1c" style:font-size-asian="12pt" style:font-size-complex="12pt"/>
    </style:style>
    <style:style style:name="P64" style:family="paragraph" style:parent-style-name="Standard">
      <style:text-properties officeooo:paragraph-rsid="0fc8b815"/>
    </style:style>
    <style:style style:name="P65" style:family="paragraph" style:parent-style-name="Standard">
      <style:text-properties officeooo:paragraph-rsid="10e2ce20"/>
    </style:style>
    <style:style style:name="P66" style:family="paragraph" style:parent-style-name="Standard">
      <style:text-properties officeooo:paragraph-rsid="0b0ddd8e"/>
    </style:style>
    <style:style style:name="P6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68" style:family="paragraph" style:parent-style-name="Standard">
      <style:text-properties officeooo:paragraph-rsid="04f68805"/>
    </style:style>
    <style:style style:name="P69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70" style:family="paragraph" style:parent-style-name="Standard">
      <style:paragraph-properties fo:text-align="center" style:justify-single-word="false"/>
      <style:text-properties officeooo:paragraph-rsid="0cc5fe5b"/>
    </style:style>
    <style:style style:name="P71" style:family="paragraph" style:parent-style-name="Standard">
      <style:text-properties officeooo:paragraph-rsid="10e21512"/>
    </style:style>
    <style:style style:name="P7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73" style:family="paragraph" style:parent-style-name="Standard">
      <style:text-properties officeooo:paragraph-rsid="0cb27039"/>
    </style:style>
    <style:style style:name="P7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7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76" style:family="paragraph" style:parent-style-name="Standard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officeooo:paragraph-rsid="10f16eb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77" style:family="paragraph" style:parent-style-name="Footnote">
      <style:text-properties fo:language="en" fo:country="GB" officeooo:paragraph-rsid="115412c4"/>
    </style:style>
    <style:style style:name="P78" style:family="paragraph" style:parent-style-name="Standard">
      <style:text-properties officeooo:paragraph-rsid="0ff3c339"/>
    </style:style>
    <style:style style:name="P79" style:family="paragraph" style:parent-style-name="Standard">
      <style:text-properties officeooo:paragraph-rsid="10bbbb58"/>
    </style:style>
    <style:style style:name="P8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81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82" style:family="paragraph" style:parent-style-name="Standard">
      <style:text-properties officeooo:paragraph-rsid="0fdc0816"/>
    </style:style>
    <style:style style:name="P83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8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6" style:family="paragraph" style:parent-style-name="Standard">
      <style:paragraph-properties fo:text-align="center" style:justify-single-word="false"/>
      <style:text-properties fo:language="en" fo:country="GB" officeooo:paragraph-rsid="0e38fc62"/>
    </style:style>
    <style:style style:name="P87" style:family="paragraph" style:parent-style-name="Standard">
      <style:paragraph-properties fo:text-align="center" style:justify-single-word="false"/>
      <style:text-properties officeooo:paragraph-rsid="0e38fc62"/>
    </style:style>
    <style:style style:name="P8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e21512"/>
    </style:style>
    <style:style style:name="P89" style:family="paragraph" style:parent-style-name="Footnote">
      <style:text-properties officeooo:rsid="043ccc66" officeooo:paragraph-rsid="0f4dc0dc"/>
    </style:style>
    <style:style style:name="P9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9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38fc62"/>
    </style:style>
    <style:style style:name="P92" style:family="paragraph" style:parent-style-name="Standard">
      <style:text-properties officeooo:rsid="0dde9a1c" officeooo:paragraph-rsid="10f16eb7"/>
    </style:style>
    <style:style style:name="P93" style:family="paragraph" style:parent-style-name="Standard">
      <style:paragraph-properties fo:text-align="center" style:justify-single-word="false"/>
      <style:text-properties fo:language="en" fo:country="GB" officeooo:paragraph-rsid="0e82f1b0"/>
    </style:style>
    <style:style style:name="P9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1562c0a"/>
    </style:style>
    <style:style style:name="P95" style:family="paragraph" style:parent-style-name="Footnote">
      <style:text-properties fo:color="#000000" loext:opacity="100%" style:font-name="Liberation Sans" fo:font-size="10pt" fo:language="en" fo:country="GB" officeooo:rsid="0b8e0034" officeooo:paragraph-rsid="115412c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9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9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9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9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00" style:family="paragraph" style:parent-style-name="Standard">
      <style:text-properties officeooo:paragraph-rsid="0a0f8417"/>
    </style:style>
    <style:style style:name="P101" style:family="paragraph" style:parent-style-name="Standard">
      <style:text-properties officeooo:paragraph-rsid="10c2a301"/>
    </style:style>
    <style:style style:name="P102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10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225df"/>
    </style:style>
    <style:style style:name="P10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62e4b"/>
    </style:style>
    <style:style style:name="T1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" style:family="text">
      <style:text-properties fo:color="#000000" loext:opacity="100%" fo:language="en" fo:country="GB" fo:font-weight="normal" officeooo:rsid="10c125ec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loext:opacity="100%" fo:language="en" fo:country="GB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language="en" fo:country="GB" style:text-underline-style="none" officeooo:rsid="10c3c8a7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" style:family="text">
      <style:text-properties fo:language="en" fo:country="GB" style:text-underline-style="none" officeooo:rsid="10e21512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9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use-window-font-color="true" loext:opacity="0%" style:font-name="Liberation Sans" fo:font-size="12pt" fo:language="en" fo:country="GB" fo:font-weight="normal" officeooo:rsid="10eaa6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use-window-font-color="true" loext:opacity="0%" style:font-name="Liberation Sans" fo:font-size="12pt" fo:language="en" fo:country="GB" fo:font-weight="normal" officeooo:rsid="10ed2f7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3" style:family="text">
      <style:text-properties style:use-window-font-color="true" loext:opacity="0%" style:font-name="Liberation Sans" fo:font-size="12pt" fo:language="en" fo:country="GB" officeooo:rsid="1127d3e8" style:font-size-asian="12pt" style:language-asian="nl" style:country-asian="NL" style:font-name-complex="Bitstream Vera Sans" style:font-size-complex="12pt"/>
    </style:style>
    <style:style style:name="T14" style:family="text">
      <style:text-properties style:use-window-font-color="true" loext:opacity="0%" style:font-name="Liberation Sans" fo:font-size="12pt" fo:language="en" fo:country="GB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" style:family="text">
      <style:text-properties style:use-window-font-color="true" loext:opacity="0%" style:font-name="Liberation Sans" fo:font-size="12pt" fo:language="en" fo:country="GB" style:text-underline-style="none" officeooo:rsid="10e2151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17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8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style:use-window-font-color="true" loext:opacity="0%" style:font-name="Liberation Sans" fo:font-size="12pt" fo:language="en" fo:country="GB" officeooo:rsid="10eaa619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use-window-font-color="true" loext:opacity="0%" style:font-name="Liberation Sans" fo:font-size="12pt" fo:language="en" fo:country="GB" officeooo:rsid="10ed2f72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2" style:family="text">
      <style:text-properties fo:color="#000000" loext:opacity="100%" style:font-name="Liberation Sans" fo:font-size="12pt" fo:language="en" fo:country="GB" fo:font-style="normal" officeooo:rsid="1127d3e8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3" style:family="text">
      <style:text-properties style:font-name="Liberation Sans" fo:font-size="12pt" fo:language="en" fo:country="GB" style:text-underline-style="none" officeooo:rsid="10ff6070" style:font-size-asian="12pt" style:font-size-complex="12pt"/>
    </style:style>
    <style:style style:name="T24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" style:family="text">
      <style:text-properties style:font-name="Liberation Sans" fo:font-size="12pt" fo:language="en" fo:country="GB" style:font-size-asian="12pt" style:font-size-complex="12pt"/>
    </style:style>
    <style:style style:name="T26" style:family="text">
      <style:text-properties style:font-name="Liberation Sans" fo:font-size="12pt" fo:language="en" fo:country="GB" officeooo:rsid="10eaa619" style:font-size-asian="12pt" style:font-size-complex="12pt"/>
    </style:style>
    <style:style style:name="T27" style:family="text">
      <style:text-properties style:font-name="Liberation Sans" fo:font-size="12pt" fo:language="en" fo:country="GB" officeooo:rsid="10ed2f72" style:font-size-asian="12pt" style:font-size-complex="12pt"/>
    </style:style>
    <style:style style:name="T28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0" style:family="text">
      <style:text-properties style:use-window-font-color="true" loext:opacity="0%" style:font-name="Liberation Sans" fo:font-size="12pt" fo:language="en" fo:country="GB" fo:font-style="normal" fo:font-weight="normal" officeooo:rsid="1127d3e8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1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style:use-window-font-color="true" loext:opacity="0%" style:font-name="Liberation Sans" fo:font-size="12pt" fo:language="en" fo:country="GB" fo:font-style="normal" style:text-underline-style="none" officeooo:rsid="10e2151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style:use-window-font-color="true" loext:opacity="0%" style:font-name="Liberation Sans" fo:font-size="12pt" fo:language="en" fo:country="GB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" style:family="text">
      <style:text-properties style:use-window-font-color="true" loext:opacity="0%" style:font-name="Liberation Sans" fo:font-size="12pt" fo:language="en" fo:country="GB" fo:font-style="normal" style:text-underline-style="none" officeooo:rsid="10ff607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6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officeooo:rsid="10eaa619"/>
    </style:style>
    <style:style style:name="T40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41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5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style:text-line-through-style="none" style:text-line-through-type="none" style:text-underline-style="none" officeooo:rsid="0673d7fc"/>
    </style:style>
    <style:style style:name="T50" style:family="text">
      <style:text-properties style:text-line-through-style="none" style:text-line-through-type="none" style:font-name="Liberation Sans" style:text-underline-style="none" officeooo:rsid="0673d7fc"/>
    </style:style>
    <style:style style:name="T51" style:family="text">
      <style:text-properties style:text-line-through-style="none" style:text-line-through-type="none" style:font-name="Liberation Sans" style:text-underline-style="none" officeooo:rsid="0673d7fc" style:font-family-asian="OpenSymbol" style:font-charset-asian="x-symbol"/>
    </style:style>
    <style:style style:name="T52" style:family="text">
      <style:text-properties style:text-line-through-style="none" style:text-line-through-type="none" style:text-underline-style="none" officeooo:rsid="0673d7fc" style:font-family-asian="OpenSymbol" style:font-charset-asian="x-symbol"/>
    </style:style>
    <style:style style:name="T53" style:family="text">
      <style:text-properties style:text-line-through-style="none" style:text-line-through-type="none" style:font-name="Liberation Sans" style:text-underline-style="none" officeooo:rsid="0b0f3a36"/>
    </style:style>
    <style:style style:name="T54" style:family="text">
      <style:text-properties officeooo:rsid="102b859b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7" style:family="text">
      <style:text-properties fo:language="en" fo:country="GB" style:text-underline-style="none" officeooo:rsid="10c3c8a7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58" style:family="text">
      <style:text-properties fo:language="en" fo:country="GB" style:text-underline-style="none" officeooo:rsid="10e21512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59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08b3fc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font-name="Liberation Sans" fo:font-size="12pt" style:font-name-asian="DejaVu Sans" style:font-size-asian="12pt" style:language-asian="nl" style:country-asian="NL" style:font-name-complex="Bitstream Vera Sans" style:font-size-complex="12pt" style:language-complex="nl" style:country-complex="NL"/>
    </style:style>
    <style:style style:name="T67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fo:language="en" fo:country="GB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fo:language="en" fo:country="GB" fo:font-style="normal" fo:font-weight="normal" officeooo:rsid="10f3172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fo:language="en" fo:country="GB" fo:font-style="normal" style:text-underline-style="none" officeooo:rsid="0d4dae9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ff607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fo:language="en" fo:country="GB" fo:font-style="normal" style:text-underline-style="none" officeooo:rsid="10e9adb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fo:language="en" fo:country="GB" fo:font-style="normal" fo:font-weight="normal" officeooo:rsid="10cc14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2" style:family="text">
      <style:text-properties fo:font-variant="normal" fo:text-transform="none" fo:color="#000000" loext:opacity="100%" style:text-line-through-style="none" style:text-line-through-type="none" style:font-name="Liberation Sans" fo:font-size="12pt" fo:font-style="normal" style:text-underline-style="none" fo:font-weight="normal" style:text-blinking="false" fo:background-color="transparent" loext:char-shading-value="0" style:font-name-asian="DejaVu Sans" style:font-size-asian="12pt" style:language-asian="nl" style:country-asian="NL" style:font-name-complex="Bitstream Vera Sans" style:font-size-complex="12pt" style:language-complex="nl" style:country-complex="NL"/>
    </style:style>
    <style:style style:name="T83" style:family="text">
      <style:text-properties fo:font-variant="normal" fo:text-transform="none"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1332800" style:text-blinking="fals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fo:font-weight="normal" officeooo:rsid="00bddf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fo:font-weight="normal" officeooo:rsid="10f4c1e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style:text-underline-style="none" officeooo:rsid="113616f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officeooo:rsid="108f159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f56c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4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95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9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7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98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99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100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10c125e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4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06" style:family="text">
      <style:text-properties fo:font-size="10pt" style:font-size-asian="10pt" style:font-size-complex="10pt"/>
    </style:style>
    <style:style style:name="T107" style:family="text">
      <style:text-properties fo:color="#000000" loext:opacity="100%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3b33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2ab02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officeooo:rsid="1072ab02" style:font-size-asian="10pt" style:language-asian="nl" style:country-asian="NL" style:font-style-asian="normal" style:font-name-complex="Bitstream Vera Sans" style:font-size-complex="10pt" style:font-style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3ce34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9e0e9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9e0e9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1cf70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2980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12b04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2b04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11f33e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28" style:family="text">
      <style:text-properties fo:color="#000000" loext:opacity="100%" style:text-line-through-style="none" style:text-line-through-type="none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fo:font-style="normal" style:text-underline-style="none" fo:font-weight="normal" officeooo:rsid="10cf85e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font-style="normal" style:text-underline-style="none" officeooo:rsid="10e9adb3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36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9" style:family="text">
      <style:text-properties style:font-size-asian="11pt" style:font-size-complex="11pt"/>
    </style:style>
    <style:style style:name="T140" style:family="text">
      <style:text-properties fo:font-variant="normal" fo:text-transform="none" style:text-line-through-style="none" style:text-line-through-type="none" fo:letter-spacing="normal" fo:language="en" fo:country="GB" fo:font-weight="normal" officeooo:rsid="04efc077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1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42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4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b1c9ad" style:font-size-asian="12pt" style:font-weight-asian="bold" style:font-size-complex="12pt" style:font-weight-complex="bold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1444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82d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184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fo:language="en" fo:country="GB" fo:font-style="normal" style:text-underline-style="none" officeooo:rsid="10d14445" style:font-size-asian="12pt" style:language-asian="nl" style:country-asian="NL" style:font-style-asian="normal" style:font-name-complex="Bitstream Vera Sans" style:font-size-complex="12pt" style:font-style-complex="normal"/>
    </style:style>
    <style:style style:name="T149" style:family="text">
      <style:text-properties officeooo:rsid="1035cc54"/>
    </style:style>
    <style:style style:name="T150" style:family="text">
      <style:text-properties officeooo:rsid="103b85c2"/>
    </style:style>
    <style:style style:name="T151" style:family="text">
      <style:text-properties officeooo:rsid="10d28a1c"/>
    </style:style>
    <style:style style:name="T152" style:family="text">
      <style:text-properties officeooo:rsid="10b6b930"/>
    </style:style>
    <style:style style:name="T153" style:family="text">
      <style:text-properties fo:language="en" fo:country="GB" officeooo:rsid="10b6b930"/>
    </style:style>
    <style:style style:name="T154" style:family="text">
      <style:text-properties fo:language="en" fo:country="GB"/>
    </style:style>
    <style:style style:name="T155" style:family="text">
      <style:text-properties fo:language="en" fo:country="GB" officeooo:rsid="10a19599"/>
    </style:style>
    <style:style style:name="T156" style:family="text">
      <style:text-properties fo:language="en" fo:country="GB" officeooo:rsid="10d28a1c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3" style:family="text">
      <style:text-properties fo:language="en" fo:country="GB" style:text-underline-style="none" officeooo:rsid="10c3c8a7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164" style:family="text">
      <style:text-properties fo:language="en" fo:country="GB" style:text-underline-style="none" officeooo:rsid="10e21512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0302ebd2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9" style:family="text">
      <style:text-properties fo:language="en" fo:country="GB" style:text-underline-style="none" officeooo:rsid="10e2ce20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170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00bddfb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3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4" style:family="text">
      <style:text-properties style:font-name="Liberation Sans" fo:font-size="12pt" fo:language="en" fo:country="GB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5" style:family="text">
      <style:text-properties style:font-name="Liberation Sans" fo:font-size="12pt" fo:language="en" fo:country="GB" style:text-underline-style="none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fo:language="en" fo:country="GB" fo:font-style="normal" style:text-underline-style="none" officeooo:rsid="0e051a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28a1c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d28a1c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family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10daef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5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6" style:family="text">
      <style:text-properties style:font-name="Liberation Sans" fo:font-size="12pt" fo:language="en" fo:country="GB" officeooo:rsid="0d1ec96e" style:font-size-asian="12pt" style:font-size-complex="12pt"/>
    </style:style>
    <style:style style:name="T187" style:family="text">
      <style:text-properties style:font-name="Liberation Sans" fo:font-size="12pt" fo:language="en" fo:country="GB" officeooo:rsid="110298af" style:font-size-asian="12pt" style:font-size-complex="12pt"/>
    </style:style>
    <style:style style:name="T188" style:family="text">
      <style:text-properties style:font-name="Liberation Sans" fo:font-size="12pt" fo:language="en" fo:country="GB" officeooo:rsid="0ff397b4" style:font-size-asian="12pt" style:font-size-complex="12pt"/>
    </style:style>
    <style:style style:name="T189" style:family="text">
      <style:text-properties fo:color="#000000" loext:opacity="100%" style:text-line-through-style="none" style:text-line-through-type="none" fo:language="en" fo:country="GB" fo:font-style="normal" fo:font-weight="normal" officeooo:rsid="10cdc1a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10daef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13328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1562c0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9" style:family="text">
      <style:text-properties style:font-name="Liberation Sans" fo:font-size="12pt" fo:language="en" fo:country="GB" officeooo:rsid="0f51b898"/>
    </style:style>
    <style:style style:name="T200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110a6e7a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6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112168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1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fo:language="en" fo:country="GB" style:text-underline-style="none"/>
    </style:style>
    <style:style style:name="T21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0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text form:name="Us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server.odt/content.xml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1"><text:span text:style-name="T1">Checklist for installing </text:span><text:span text:style-name="T1"><text:user-field-get text:name="Distro">Debian</text:user-field-get></text:span><text:span text:style-name="T2"><text:s/></text:span><text:span text:style-name="T3">Desktop</text:span><text:span text:style-name="T4">.</text:span></text:p>
      <text:p text:style-name="P2"><text:span text:style-name="Strong_20_Emphasis"/></text:p>
      <text:p text:style-name="P3"><text:span text:style-name="Strong_20_Emphasis"/></text:p>
      <text:p text:style-name="P4">Fill in the text box after &lt;...&gt;</text:p>
      <text:p text:style-name="Standard"><text:span text:style-name="T5">&lt;</text:span><text:span text:style-name="T6">user</text:span><text:span text:style-name="T5">&gt;</text:span><text:span text:style-name="T7"><text:tab/></text:span><text:span text:style-name="T8"> <text:tab/><text:tab/><text:tab/><text:tab/> </text:span><text:span text:style-name="T9"><draw:control text:anchor-type="as-char" svg:y="-0.4cm" draw:z-index="14" draw:name="Gebruiker 1" draw:style-name="gr1" draw:text-style-name="P5" svg:width="6.002cm" svg:height="0.5cm" draw:control="control13"><svg:title>Gebruiker</svg:title><svg:desc>Volledige naam, bijv. Jan Stek</svg:desc></draw:control></text:span><text:span text:style-name="T9"><text:tab/></text:span><text:span text:style-name="T10">e.</text:span><text:span text:style-name="T11">g.</text:span><text:span text:style-name="T12"> </text:span><text:span text:style-name="T13">Karel Zimmer</text:span></text:p>
      <text:p text:style-name="P6"><text:span text:style-name="T14">&lt;</text:span><text:span text:style-name="T15">user</text:span><text:span text:style-name="T16">na</text:span><text:span text:style-name="T17">me&gt;</text:span><text:span text:style-name="T18"><text:tab/><text:tab/><text:tab/> </text:span><text:span text:style-name="T18"><draw:control text:anchor-type="as-char" svg:y="-0.4cm" draw:z-index="15" draw:name="Gberuikersnaam 2" draw:style-name="gr1" draw:text-style-name="P5" svg:width="6.002cm" svg:height="0.5cm" draw:control="control14"><svg:title>Gebruikersnaam</svg:title><svg:desc>Korte naam, bijv. jan</svg:desc></draw:control></text:span><text:span text:style-name="T18"><text:tab/></text:span><text:span text:style-name="T19">e.</text:span><text:span text:style-name="T20">g.</text:span><text:span text:style-name="T21"> </text:span><text:span text:style-name="T22">karel</text:span></text:p>
      <text:p text:style-name="Standard"><text:span text:style-name="T16">&lt;</text:span><text:span text:style-name="T23">computername</text:span><text:span text:style-name="T17">&gt;</text:span><text:span text:style-name="T24"><text:tab/> </text:span><text:span text:style-name="T25"><draw:control text:anchor-type="as-char" svg:y="-0.4cm" draw:z-index="16" draw:name="Computernaam 1" draw:style-name="gr1" draw:text-style-name="P5" svg:width="6.002cm" svg:height="0.5cm" draw:control="control15"><svg:title>Computernaam</svg:title><svg:desc>Unieke naam van de computer</svg:desc></draw:control></text:span><text:span text:style-name="T25"><text:tab/></text:span><text:span text:style-name="T26">e.</text:span><text:span text:style-name="T27">g.</text:span><text:span text:style-name="T28"> </text:span><text:span text:style-name="T29">pc0</text:span><text:span text:style-name="T30">1</text:span></text:p>
      <text:p text:style-name="P7"><text:span text:style-name="T31">&lt;</text:span><text:span text:style-name="T32">user</text:span><text:span text:style-name="T31">&gt;</text:span><text:span text:style-name="T33"><text:tab/><text:tab/></text:span><text:span text:style-name="T8"> <text:tab/><text:tab/><text:tab/> </text:span><text:span text:style-name="T9"><draw:control text:anchor-type="as-char" svg:y="-0.4cm" draw:z-index="17" draw:name="Gebruiker 2" draw:style-name="gr1" draw:text-style-name="P5" svg:width="6.002cm" svg:height="0.5cm" draw:control="control16"><svg:title>Gebruiker</svg:title><svg:desc>Volledige naam, bijv. Jan Stek</svg:desc></draw:control></text:span><text:span text:style-name="T9"><text:tab/></text:span><text:span text:style-name="T34">any additional users</text:span></text:p>
      <text:p text:style-name="P6"><text:span text:style-name="T31">&lt;</text:span><text:span text:style-name="T32">user</text:span><text:span text:style-name="T35">n</text:span><text:span text:style-name="T36">a</text:span><text:span text:style-name="T37">me&gt;</text:span><text:span text:style-name="T31"><text:tab/><text:tab/><text:tab/> </text:span><text:span text:style-name="T31"><draw:control text:anchor-type="as-char" svg:y="-0.4cm" draw:z-index="18" draw:name="Gberuikersnaam 1" draw:style-name="gr1" draw:text-style-name="P5" svg:width="6.002cm" svg:height="0.5cm" draw:control="control17"><svg:title>Gebruikersnaam</svg:title><svg:desc>Korte naam, bijv. jan</svg:desc></draw:control></text:span><text:span text:style-name="T31"><text:tab/></text:span><text:span text:style-name="T38">any additional users</text:span></text:p>
      <text:p text:style-name="P8"><text:span text:style-name="T39">r</text:span>eplace &lt;...&gt; in this checklist with the value in the text box.</text:p>
      <text:p text:style-name="P9"/>
      <text:p text:style-name="P9"/>
      <text:p text:style-name="P10"><text:span text:style-name="Strong_20_Emphasis"><text:span text:style-name="T40">Not yet on Linux?</text:span></text:span><text:span text:style-name="T41"><text:tab/></text:span><text:span text:style-name="T42">Use</text:span><text:span text:style-name="T43"> </text:span><text:span text:style-name="Strong_20_Emphasis"><text:span text:style-name="T44">Checklist </text:span></text:span><text:span text:style-name="Strong_20_Emphasis"><text:span text:style-name="T45">transfer</text:span></text:span><text:span text:style-name="T43"> o</text:span><text:span text:style-name="T46">n</text:span><text:span text:style-name="T43"> </text:span><text:a xlink:type="simple" xlink:href="https://karelzimmer.nl/html/en/home.html" text:style-name="Internet_20_link" text:visited-style-name="Visited_20_Internet_20_Link"><text:span text:style-name="Internet_20_link"><text:span text:style-name="T47">karelzimmer.nl/en</text:span></text:span></text:a><text:span text:style-name="T48">.</text:span></text:p>
      <text:p text:style-name="P11"><text:span text:style-name="Strong_20_Emphasis"><text:span text:style-name="T49">New installation?</text:span></text:span><text:span text:style-name="T50"><text:tab/><text:tab/></text:span><text:span text:style-name="T51">Start at chapter </text:span><text:span text:style-name="Strong_20_Emphasis"><text:span text:style-name="T52"><text:bookmark-ref text:reference-format="page" text:ref-name="__RefNumPara__4009_12717081281">2</text:bookmark-ref></text:span></text:span><text:span text:style-name="Strong_20_Emphasis"><text:span text:style-name="T52"><text:s text:c="2"/></text:span></text:span><text:span text:style-name="Strong_20_Emphasis"><text:span text:style-name="T52"><text:bookmark-ref text:reference-format="text" text:ref-name="__RefNumPara__4009_12717081281">Perform installation</text:bookmark-ref></text:span></text:span><text:span text:style-name="T53">.</text:span></text:p>
      <text:p text:style-name="P12"/>
      <text:p text:style-name="P13"><text:span text:style-name="Strong_20_Emphasis"/></text:p>
      <text:list text:style-name="L1">
        <text:list-item>
          <text:p text:style-name="P14"><text:bookmark-start text:name="__RefNumPara__4083_1271708128"/>Prepar<text:span text:style-name="T54">e</text:span> installation<text:bookmark-end text:name="__RefNumPara__4083_1271708128"/></text:p>
        </text:list-item>
      </text:list>
      <text:p text:style-name="P1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7"><text:span text:style-name="Strong_20_Emphasis"><text:span text:style-name="T55"><draw:control text:anchor-type="as-char" draw:z-index="2" draw:name="Vorm3" draw:style-name="gr2" draw:text-style-name="P1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7"><text:span text:style-name="Strong_20_Emphasis"><text:span text:style-name="T55"><draw:control text:anchor-type="as-char" draw:z-index="9" draw:name="Vorm 5" draw:style-name="gr2" draw:text-style-name="P18" svg:width="0.35cm" svg:height="0.35cm" draw:control="control8"/></text:span></text:span></text:p>
          </table:table-cell>
          <table:table-cell table:style-name="_31_._5f_Installatie_5f_voorbereiden.D1" office:value-type="string">
            <text:p text:style-name="P19"><text:span text:style-name="T56">Log in as </text:span><text:span text:style-name="T57">&lt;</text:span><text:span text:style-name="T58">user</text:span><text:span text:style-name="T57">&gt;</text:span><text:span text:style-name="T59"><text:note text:id="ftn1" text:note-class="footnote"><text:note-citation>1</text:note-citation><text:note-body><text:p text:style-name="P20"><text:span text:style-name="T60">Login any additional </text:span><text:span text:style-name="T61">user</text:span><text:span text:style-name="T62">s</text:span><text:span text:style-name="T63"> </text:span><text:span text:style-name="T60">and follow the same steps.</text:span></text:p></text:note-body></text:note></text:span><text:span text:style-name="T64">.</text:span></text:p>
          </table:table-cell>
        </table:table-row>
        <table:table-row>
          <table:table-cell table:style-name="_31_._5f_Installatie_5f_voorbereiden.A1" office:value-type="string">
            <text:p text:style-name="P21"/>
          </table:table-cell>
          <table:table-cell table:style-name="_31_._5f_Installatie_5f_voorbereiden.A1" office:value-type="string">
            <text:p text:style-name="P22"><text:span text:style-name="Strong_20_Emphasis"><text:span text:style-name="T65"><text:s/></text:span></text:span></text:p>
          </table:table-cell>
          <table:table-cell table:style-name="_31_._5f_Installatie_5f_voorbereiden.A1" office:value-type="string">
            <text:p text:style-name="P22"><text:span text:style-name="Strong_20_Emphasis"><text:span text:style-name="T65"><text:s/></text:span></text:span></text:p>
          </table:table-cell>
          <table:table-cell table:style-name="_31_._5f_Installatie_5f_voorbereiden.D2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24"><text:span text:style-name="Strong_20_Emphasis"><text:span text:style-name="T55"><draw:control text:anchor-type="as-char" draw:z-index="20" draw:name="Vorm 3" draw:style-name="gr2" draw:text-style-name="P18" svg:width="0.35cm" svg:height="0.35cm" draw:control="control19"/></text:span></text:span></text:p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D3" office:value-type="string">
            <text:p text:style-name="P25"><text:span text:style-name="T66">Press the Super key</text:span><text:span text:style-name="T67"><text:note text:id="ftn2" text:note-class="footnote"><text:note-citation>2</text:note-citation><text:note-body><text:p text:style-name="P26">Windows, command, or magnifying glass key.</text:p></text:note-body></text:note></text:span><text:span text:style-name="T66">, ty</text:span><text:span text:style-name="T68">pe</text:span><text:span text:style-name="T69"> </text:span><text:span text:style-name="User_20_Entry"><text:span text:style-name="T70">t</text:span></text:span><text:span text:style-name="User_20_Entry"><text:span text:style-name="T71">erm</text:span></text:span><text:span text:style-name="T72"> and click on the </text:span><text:span text:style-name="Strong_20_Emphasis"><text:span text:style-name="T73">Terminal</text:span></text:span><text:span text:style-name="T72"> icon.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8"><text:span text:style-name="Strong_20_Emphasis"/></text:p>
          </table:table-cell>
          <table:table-cell table:style-name="_31_._5f_Installatie_5f_voorbereiden.A1" office:value-type="string">
            <text:p text:style-name="P28"><text:span text:style-name="Strong_20_Emphasis"/></text:p>
          </table:table-cell>
          <table:table-cell table:style-name="_31_._5f_Installatie_5f_voorbereiden.D4" office:value-type="string">
            <text:p text:style-name="P29"><text:span text:style-name="T74">Type the </text:span><text:span text:style-name="T75">following </text:span><text:span text:style-name="T74">t</text:span><text:span text:style-name="T76">hree</text:span><text:span text:style-name="T74"> commands, each followed by the</text:span><text:span text:style-name="T72"> </text:span><text:span text:style-name="T77">Enter</text:span><text:span text:style-name="T74"> key: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5" office:value-type="string">
            <text:p text:style-name="P30"><text:span text:style-name="User_20_Entry"><text:span text:style-name="T78">sudo</text:span></text:span><text:span text:style-name="User_20_Entry"><text:span text:style-name="T79"> </text:span></text:span><text:span text:style-name="User_20_Entry"><text:span text:style-name="T78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6" office:value-type="string">
            <text:p text:style-name="P31"><text:span text:style-name="User_20_Entry"><text:span text:style-name="T79">wget karelzimmer.nl/</text:span></text:span><text:span text:style-name="User_20_Entry"><text:span text:style-name="T80">getkz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7" office:value-type="string">
            <text:p text:style-name="P31"><text:span text:style-name="User_20_Entry"><text:span text:style-name="T79">bash </text:span></text:span><text:span text:style-name="User_20_Entry"><text:span text:style-name="T81">getkz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8" office:value-type="string">
            <text:p text:style-name="P33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9" office:value-type="string">
            <text:p text:style-name="P34"/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24"><text:span text:style-name="Strong_20_Emphasis"><text:span text:style-name="T55"><draw:control text:anchor-type="as-char" draw:z-index="21" draw:name="Vorm 4" draw:style-name="gr2" draw:text-style-name="P18" svg:width="0.35cm" svg:height="0.35cm" draw:control="control20"/></text:span></text:span></text:p>
          </table:table-cell>
          <table:table-cell table:style-name="_31_._5f_Installatie_5f_voorbereiden.A1" office:value-type="string">
            <text:p text:style-name="P24"><text:span text:style-name="Strong_20_Emphasis"><text:span text:style-name="T55"><draw:control text:anchor-type="as-char" draw:z-index="22" draw:name="Vorm 6" draw:style-name="gr2" draw:text-style-name="P18" svg:width="0.35cm" svg:height="0.35cm" draw:control="control21"/></text:span></text:span></text:p>
          </table:table-cell>
          <table:table-cell table:style-name="_31_._5f_Installatie_5f_voorbereiden.D10" office:value-type="string">
            <text:p text:style-name="P25"><text:span text:style-name="T82">Press the Super key</text:span><text:span text:style-name="T83">2</text:span><text:span text:style-name="T82">, t</text:span><text:span text:style-name="T84">ype </text:span><text:span text:style-name="User_20_Entry"><text:span text:style-name="T85">m</text:span></text:span><text:span text:style-name="User_20_Entry"><text:span text:style-name="T86">enu</text:span></text:span><text:span text:style-name="T72"> and click </text:span><text:span text:style-name="T84">the </text:span><text:span text:style-name="Strong_20_Emphasis"><text:span text:style-name="T87">KZ</text:span></text:span><text:span text:style-name="Strong_20_Emphasis"><text:span text:style-name="T88"> Installation menu</text:span></text:span><text:span text:style-name="T84"> icon.</text:span></text:p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7"><text:span text:style-name="Strong_20_Emphasis"/></text:p>
          </table:table-cell>
          <table:table-cell table:style-name="_31_._5f_Installatie_5f_voorbereiden.A1" office:value-type="string">
            <text:p text:style-name="P17"><text:span text:style-name="Strong_20_Emphasis"/></text:p>
          </table:table-cell>
          <table:table-cell table:style-name="_31_._5f_Installatie_5f_voorbereiden.D11" office:value-type="string">
            <text:p text:style-name="P35"><text:span text:style-name="T89">Select </text:span><text:span text:style-name="Strong_20_Emphasis"><text:span text:style-name="T90">1</text:span></text:span><text:span text:style-name="T89"> Prepar</text:span><text:span text:style-name="T91">e </text:span><text:span text:style-name="T89">installation</text:span><text:span text:style-name="T92">.</text:span></text:p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D12" office:value-type="string">
            <text:p text:style-name="P36">Follow the instructions on the screen.</text:p>
          </table:table-cell>
        </table:table-row>
      </table:table>
      <text:p text:style-name="P37"><text:span text:style-name="Strong_20_Emphasis"/></text:p>
      <text:list text:continue-numbering="true" text:style-name="L1">
        <text:list-item>
          <text:p text:style-name="P38"><text:bookmark-start text:name="__RefNumPara__4009_12717081281"/><text:span text:style-name="Strong_20_Emphasis"><text:span text:style-name="T93">Perform installation</text:span></text:span><text:bookmark-end text:name="__RefNumPara__4009_12717081281"/></text:p>
        </text:list-item>
      </text:list>
      <text:p text:style-name="P39"><text:span text:style-name="Strong_20_Emphasis"/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0"><text:span text:style-name="Strong_20_Emphasis"><draw:control text:anchor-type="as-char" draw:z-index="3" draw:name="Vorm9" draw:style-name="gr2" draw:text-style-name="P18" svg:width="0.35cm" svg:height="0.35cm" draw:control="control2"/></text:span></text:p>
          </table:table-cell>
          <table:table-cell table:style-name="_32_._5f_Installatie_5f_uitvoeren.C1" office:value-type="string">
            <text:p text:style-name="Standard"><text:span text:style-name="T94">Boot the computer from</text:span><text:span text:style-name="T95"><text:note text:id="ftn3" text:note-class="footnote"><text:note-citation>1</text:note-citation><text:note-body><text:p text:style-name="P41"><text:span text:style-name="T96">Boot menu/Setup via one of the </text:span><text:span text:style-name="T97">f</text:span><text:span text:style-name="T96">requently used keys: </text:span><text:span text:style-name="T98">Esc</text:span><text:span text:style-name="T99">, </text:span><text:span text:style-name="T98">Delete</text:span><text:span text:style-name="T99">, </text:span><text:span text:style-name="T98">F1</text:span><text:span text:style-name="T99">, </text:span><text:span text:style-name="T98">F2</text:span><text:span text:style-name="T99">, </text:span><text:span text:style-name="T98">F9</text:span><text:span text:style-name="T99">, </text:span><text:span text:style-name="T98">F10</text:span><text:span text:style-name="T99">, </text:span><text:span text:style-name="T98">F11</text:span><text:span text:style-name="T99">, or </text:span><text:span text:style-name="T98">F12</text:span></text:p></text:note-body></text:note></text:span><text:span text:style-name="T94"> an </text:span><text:span text:style-name="T100"><text:user-field-get text:name="Distro">Debian</text:user-field-get></text:span><text:span text:style-name="T101"><text:s/></text:span><text:span text:style-name="T102">Desktop</text:span><text:span text:style-name="T103"> </text:span><text:span text:style-name="T104">Live</text:span><text:span text:style-name="T105"><text:note text:id="ftn4" text:note-class="footnote"><text:note-citation>2</text:note-citation><text:note-body><text:p text:style-name="P42"><text:span text:style-name="T106">From a Live USB stick you can boot and work with </text:span><text:span text:style-name="T107"><text:user-field-get text:name="Distro">Debian</text:user-field-get></text:span><text:span text:style-name="T107"><text:s/></text:span><text:span text:style-name="T106">without modifying any files on the hard drive and also allows installation of </text:span><text:span text:style-name="T107"><text:user-field-get text:name="Distro">Debian</text:user-field-get></text:span><text:span text:style-name="T107">.</text:span></text:p></text:note-body></text:note></text:span><text:span text:style-name="T108"> USB stick</text:span><text:span text:style-name="T109"><text:note text:id="ftn5" text:note-class="footnote"><text:note-citation>3</text:note-citation><text:note-body><text:p text:style-name="P43"><text:span text:style-name="T110">Go to </text:span><text:a xlink:type="simple" xlink:href="https://www.debian.org/" text:style-name="Internet_20_link" text:visited-style-name="Visited_20_Internet_20_Link"><text:span text:style-name="T111">debian.org</text:span></text:a><text:span text:style-name="T112">, </text:span><text:span text:style-name="T113">click </text:span><text:span text:style-name="Sterk_20_accent_20_voetnoot"><text:span text:style-name="T114">Other downloads</text:span></text:span><text:span text:style-name="T113"> (under “Downloads”) and then </text:span><text:span text:style-name="T115">on</text:span><text:span text:style-name="T116"> </text:span><text:span text:style-name="Strong_20_Emphasis"><text:span text:style-name="T117">Other live ISO</text:span></text:span><text:span text:style-name="T116"> (under “</text:span><text:span text:style-name="T118">T</text:span><text:span text:style-name="T116">ry </text:span><text:span text:style-name="T116"><text:user-field-get text:name="Distro">Debian</text:user-field-get></text:span><text:span text:style-name="T116"><text:s/>live before installing”)</text:span><text:span text:style-name="T119">.</text:span><text:span text:style-name="T120"><text:line-break/>Click on one of the following three:</text:span><text:span text:style-name="T121"><text:line-break/></text:span><text:span text:style-name="Strong_20_Emphasis"><text:span text:style-name="T120">debian-live-...-amd64-</text:span></text:span><text:span text:style-name="Strong_20_Emphasis"><text:span text:style-name="T122">gnome</text:span></text:span><text:span text:style-name="Strong_20_Emphasis"><text:span text:style-name="T123">.iso</text:span></text:span><text:span text:style-name="Strong_20_Emphasis"><text:span text:style-name="T124"><text:tab/><text:tab/>most used, works like Ubuntu</text:span></text:span><text:span text:style-name="T120"><text:line-break/></text:span><text:span text:style-name="Strong_20_Emphasis"><text:span text:style-name="T120">debian-live-...-amd64-</text:span></text:span><text:span text:style-name="Strong_20_Emphasis"><text:span text:style-name="T122">cinnamon</text:span></text:span><text:span text:style-name="Strong_20_Emphasis"><text:span text:style-name="T123">.iso</text:span></text:span><text:span text:style-name="T124"> <text:tab/></text:span><text:span text:style-name="T125">works like Windows and Linux Mint</text:span><text:span text:style-name="T120"><text:line-break/></text:span><text:span text:style-name="Strong_20_Emphasis"><text:span text:style-name="T120">debian-live-...-amd64-</text:span></text:span><text:span text:style-name="Strong_20_Emphasis"><text:span text:style-name="T122">lxqt</text:span></text:span><text:span text:style-name="Strong_20_Emphasis"><text:span text:style-name="T123">.iso</text:span></text:span><text:span text:style-name="T124"> <text:tab/><text:tab/><text:tab/>more suitable for old computers</text:span><text:span text:style-name="T125"><text:line-break/>On </text:span><text:a xlink:type="simple" xlink:href="https://karelzimmer.nl/en" text:style-name="Internet_20_link" text:visited-style-name="Visited_20_Internet_20_Link"><text:span text:style-name="Strong_20_Emphasis"><text:span text:style-name="T126">karelzimmer.nl/en</text:span></text:span></text:a><text:span text:style-name="T125">, under </text:span><text:span text:style-name="T122">Linux!</text:span><text:span text:style-name="T125">, at the top of the </text:span><text:span text:style-name="T122">Linux info</text:span><text:span text:style-name="T125"> section, you'll find instructions for creating a bootable USB stick.</text:span></text:p></text:note-body></text:note></text:span><text:span text:style-name="T12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0"/>
          </table:table-cell>
          <table:table-cell table:style-name="_32_._5f_Installatie_5f_uitvoeren.C2" office:value-type="string">
            <text:p text:style-name="Standard"><text:span text:style-name="T128">Select </text:span><text:span text:style-name="T129">Live </text:span><text:span text:style-name="T130">system (amd64)</text:span><text:span text:style-name="T131"> </text:span><text:span text:style-name="T132">and press </text:span><text:span text:style-name="T133">the</text:span><text:span text:style-name="T134"> </text:span><text:span text:style-name="T135">Enter</text:span><text:span text:style-name="T133"> key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0"/>
          </table:table-cell>
          <table:table-cell table:style-name="_32_._5f_Installatie_5f_uitvoeren.C3" office:value-type="string">
            <text:p text:style-name="Standard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0"><text:span text:style-name="Strong_20_Emphasis"><draw:control text:anchor-type="as-char" draw:z-index="10" draw:name="Vorm4_ 1" draw:style-name="gr2" draw:text-style-name="P18" svg:width="0.35cm" svg:height="0.35cm" draw:control="control9"/></text:span></text:p>
          </table:table-cell>
          <table:table-cell table:style-name="_32_._5f_Installatie_5f_uitvoeren.C4" office:value-type="string">
            <text:p text:style-name="Standard">Follow the welcome screens.<text:span text:style-name="T136"/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0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44"/>
          </table:table-cell>
          <table:table-cell table:style-name="_32_._5f_Installatie_5f_uitvoeren.A1" office:value-type="string">
            <text:p text:style-name="P45"><text:span text:style-name="Strong_20_Emphasis"><text:span text:style-name="T55"><draw:control text:anchor-type="as-char" draw:z-index="6" draw:name="Vorm13_1" draw:style-name="gr2" draw:text-style-name="P18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46"><text:span text:style-name="T137">Start the installation by clicking </text:span><text:span text:style-name="Strong_20_Emphasis"><text:span text:style-name="T138">Activities</text:span></text:span><text:span text:style-name="T137"> and clicking </text:span><text:span text:style-name="Strong_20_Emphasis"><text:span text:style-name="T138">Install Debian</text:span></text:span><text:span text:style-name="Strong_20_Emphasis"><text:span text:style-name="T137">.</text:span></text:span></text:p>
          </table:table-cell>
        </table:table-row>
        <table:table-row>
          <table:table-cell table:style-name="_32_._5f_Installatie_5f_uitvoeren.A1" office:value-type="string">
            <text:p text:style-name="P44"/>
          </table:table-cell>
          <table:table-cell table:style-name="_32_._5f_Installatie_5f_uitvoeren.A1" office:value-type="string">
            <text:p text:style-name="P44"/>
          </table:table-cell>
          <table:table-cell table:style-name="_32_._5f_Installatie_5f_uitvoeren.C7" office:value-type="string">
            <text:p text:style-name="P47">When prompted for a password, type <text:span text:style-name="User_20_Entry"><text:span text:style-name="T139">live</text:span></text:span>.</text:p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/>
          </table:table-cell>
          <table:table-cell table:style-name="_32_._5f_Installatie_5f_uitvoeren.C8" office:value-type="string">
            <text:p text:style-name="P49"/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/>
          </table:table-cell>
          <table:table-cell table:style-name="_32_._5f_Installatie_5f_uitvoeren.C8" office:value-type="string">
            <text:p text:style-name="P50"><text:span text:style-name="Emphasis"><text:span text:style-name="T140">Follow the installation screens and complete them.</text:span></text:span><text:span text:style-name="T141"/></text:p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/>
          </table:table-cell>
          <table:table-cell table:style-name="_32_._5f_Installatie_5f_uitvoeren.C8" office:value-type="string">
            <text:p text:style-name="P49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2"><text:span text:style-name="Strong_20_Emphasis"><text:span text:style-name="T65"><draw:control text:anchor-type="as-char" draw:z-index="28" draw:name="Vorm 2" draw:style-name="gr2" draw:text-style-name="P18" svg:width="0.35cm" svg:height="0.35cm" draw:control="control27"/></text:span></text:span></text:p>
          </table:table-cell>
          <table:table-cell table:style-name="_32_._5f_Installatie_5f_uitvoeren.C8" office:value-type="string">
            <text:p text:style-name="P53"><text:span text:style-name="T142">Connect to the </text:span><text:span text:style-name="T143">network</text:span><text:span text:style-name="T142">; essential for language setting and software selection.</text:span></text:p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/>
          </table:table-cell>
          <table:table-cell table:style-name="_32_._5f_Installatie_5f_uitvoeren.C8" office:value-type="string">
            <text:p text:style-name="P49"/>
          </table:table-cell>
        </table:table-row>
        <table:table-row>
          <table:table-cell table:style-name="_32_._5f_Installatie_5f_uitvoeren.A1" office:value-type="string">
            <text:p text:style-name="P54"/>
          </table:table-cell>
          <table:table-cell table:style-name="_32_._5f_Installatie_5f_uitvoeren.A1" office:value-type="string">
            <text:p text:style-name="P55"><text:span text:style-name="T55"><draw:control text:anchor-type="as-char" draw:z-index="27" draw:name="Vorm13_ 2" draw:style-name="gr2" draw:text-style-name="P18" svg:width="0.35cm" svg:height="0.35cm" draw:control="control26"/></text:span></text:p>
          </table:table-cell>
          <table:table-cell table:style-name="_32_._5f_Installatie_5f_uitvoeren.C8" office:value-type="string">
            <text:p text:style-name="P56"><text:span text:style-name="T144">At</text:span><text:span text:style-name="T137"> </text:span><text:span text:style-name="T138">Welcome</text:span><text:span text:style-name="T137">:</text:span></text:p>
          </table:table-cell>
        </table:table-row>
        <table:table-row>
          <table:table-cell table:style-name="_32_._5f_Installatie_5f_uitvoeren.A1" office:value-type="string">
            <text:p text:style-name="P54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8" office:value-type="string">
            <text:p text:style-name="P57"><text:span text:style-name="T145">Select </text:span><text:span text:style-name="T146">application and </text:span><text:span text:style-name="T145">system language, and c</text:span><text:span text:style-name="T147">lic</text:span><text:span text:style-name="T144">k</text:span><text:span text:style-name="T147"> </text:span><text:span text:style-name="Strong_20_Emphasis"><text:span text:style-name="T148">Next</text:span></text:span><text:span text:style-name="T147">.</text:span></text:p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/>
          </table:table-cell>
          <table:table-cell table:style-name="_32_._5f_Installatie_5f_uitvoeren.C8" office:value-type="string">
            <text:p text:style-name="P49"/>
          </table:table-cell>
        </table:table-row>
        <table:table-row>
          <table:table-cell table:style-name="_32_._5f_Installatie_5f_uitvoeren.A1" office:value-type="string">
            <text:p text:style-name="P54"/>
          </table:table-cell>
          <table:table-cell table:style-name="_32_._5f_Installatie_5f_uitvoeren.A1" office:value-type="string">
            <text:p text:style-name="P58"><text:span text:style-name="Strong_20_Emphasis"><text:span text:style-name="T55"><draw:control text:anchor-type="as-char" draw:z-index="13" draw:name="Vorm13_ 1" draw:style-name="gr2" draw:text-style-name="P18" svg:width="0.35cm" svg:height="0.35cm" draw:control="control12"/></text:span></text:span></text:p>
          </table:table-cell>
          <table:table-cell table:style-name="_32_._5f_Installatie_5f_uitvoeren.C8" office:value-type="string">
            <text:p text:style-name="P59">At <text:span text:style-name="Strong_20_Emphasis">Location</text:span>: 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1"><text:span text:style-name="Strong_20_Emphasis"/></text:p>
          </table:table-cell>
          <table:table-cell table:style-name="_32_._5f_Installatie_5f_uitvoeren.C8" office:value-type="string">
            <text:p text:style-name="P49"><text:span text:style-name="T149">At</text:span> <text:span text:style-name="Strong_20_Emphasis">Regio</text:span><text:span text:style-name="Strong_20_Emphasis"><text:span text:style-name="T150">n</text:span></text:span> <text:span text:style-name="T149">choose</text:span> <text:span text:style-name="Strong_20_Emphasis">Europ</text:span><text:span text:style-name="Strong_20_Emphasis"><text:span text:style-name="T149">e</text:span></text:span> <text:span text:style-name="T151">and click </text:span><text:span text:style-name="Strong_20_Emphasis"><text:span text:style-name="T151">Next</text:span></text:span><text:span text:style-name="T151">.</text:span></text:p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/>
          </table:table-cell>
          <table:table-cell table:style-name="_32_._5f_Installatie_5f_uitvoeren.C8" office:value-type="string">
            <text:p text:style-name="P49"/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1"><text:span text:style-name="Strong_20_Emphasis"><text:span text:style-name="T55"><draw:control text:anchor-type="as-char" draw:z-index="19" draw:name="Vorm13_ 4" draw:style-name="gr2" draw:text-style-name="P18" svg:width="0.35cm" svg:height="0.35cm" draw:control="control18"/></text:span></text:span></text:p>
          </table:table-cell>
          <table:table-cell table:style-name="_32_._5f_Installatie_5f_uitvoeren.C8" office:value-type="string">
            <text:p text:style-name="P49"><text:span text:style-name="T152">At</text:span> <text:span text:style-name="Strong_20_Emphasis"><text:span text:style-name="T152">Keyboard</text:span></text:span>: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8" office:value-type="string">
            <text:p text:style-name="P63"><text:span text:style-name="T153">Choose</text:span><text:span text:style-name="T154"> </text:span><text:span text:style-name="Strong_20_Emphasis"><text:span text:style-name="T154">English (US)</text:span></text:span><text:span text:style-name="T154"> </text:span><text:span text:style-name="T153">a</text:span><text:span text:style-name="T155">n</text:span><text:span text:style-name="T153">d</text:span><text:span text:style-name="T155"> </text:span><text:span text:style-name="Strong_20_Emphasis"><text:span text:style-name="T155">English (US, intl., with dead keys)</text:span></text:span><text:span text:style-name="T155">, </text:span><text:span text:style-name="T156">and click </text:span><text:span text:style-name="Strong_20_Emphasis"><text:span text:style-name="T156">Next</text:span></text:span><text:span text:style-name="T156">.</text:span></text:p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/>
          </table:table-cell>
          <table:table-cell table:style-name="_32_._5f_Installatie_5f_uitvoeren.C8" office:value-type="string">
            <text:p text:style-name="P49"/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7"><text:span text:style-name="Strong_20_Emphasis"><text:span text:style-name="T55"><draw:control text:anchor-type="as-char" draw:z-index="4" draw:name="Vorm13" draw:style-name="gr2" draw:text-style-name="P18" svg:width="0.35cm" svg:height="0.35cm" draw:control="control3"/></text:span></text:span></text:p>
          </table:table-cell>
          <table:table-cell table:style-name="_32_._5f_Installatie_5f_uitvoeren.C22" office:value-type="string">
            <text:p text:style-name="P64"><text:span text:style-name="T157">At </text:span><text:span text:style-name="Strong_20_Emphasis"><text:span text:style-name="T158">Users</text:span></text:span><text:span text:style-name="T159">: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23" office:value-type="string">
            <text:p text:style-name="P65"><text:span text:style-name="T160">E</text:span><text:span text:style-name="T161">nter </text:span><text:span text:style-name="Strong_20_Emphasis"><text:span text:style-name="T158">What is your name</text:span></text:span><text:span text:style-name="T162"> </text:span><text:span text:style-name="T163">&lt;</text:span><text:span text:style-name="T164">user</text:span><text:span text:style-name="T163">&gt;</text:span><text:span text:style-name="T165">, </text:span><text:span text:style-name="Strong_20_Emphasis"><text:span text:style-name="T166"><text:line-break/></text:span></text:span><text:span text:style-name="Strong_20_Emphasis"><text:span text:style-name="T167">What name do you want to use to log in</text:span></text:span><text:span text:style-name="T168"> </text:span><text:span text:style-name="T163">&lt;</text:span><text:span text:style-name="T164">user</text:span><text:span text:style-name="T169">name</text:span><text:span text:style-name="T163">&gt;</text:span><text:span text:style-name="T168">,</text:span><text:span text:style-name="Strong_20_Emphasis"><text:span text:style-name="T170"><text:line-break/></text:span></text:span><text:span text:style-name="Strong_20_Emphasis"><text:span text:style-name="T171">What is the na</text:span></text:span><text:span text:style-name="Strong_20_Emphasis"><text:span text:style-name="T167">me of </text:span></text:span><text:span text:style-name="Strong_20_Emphasis"><text:span text:style-name="T172">this</text:span></text:span><text:span text:style-name="Strong_20_Emphasis"><text:span text:style-name="T167"> computer</text:span></text:span><text:span text:style-name="T173"> &lt;</text:span><text:span text:style-name="T174">computerna</text:span><text:span text:style-name="T175">me&gt;</text:span><text:span text:style-name="T168">,</text:span><text:span text:style-name="Strong_20_Emphasis"><text:span text:style-name="T170"><text:line-break/></text:span></text:span><text:span text:style-name="Strong_20_Emphasis"><text:span text:style-name="T176">enter a </text:span></text:span><text:span text:style-name="Strong_20_Emphasis"><text:span text:style-name="T177">password</text:span></text:span><text:span text:style-name="T178"> twice </text:span><text:span text:style-name="T179">and click </text:span><text:span text:style-name="Strong_20_Emphasis"><text:span text:style-name="T180">Next</text:span></text:span><text:span text:style-name="T179">.</text:span></text:p>
          </table:table-cell>
        </table:table-row>
      </table:table>
      <text:p text:style-name="P66"><text:span text:style-name="Strong_20_Emphasis"/></text:p>
      <text:list text:continue-numbering="true" text:style-name="L1">
        <text:list-item>
          <text:p text:style-name="P67"><text:bookmark-start text:name="__RefNumPara__12966_2272496019"/><text:span text:style-name="Strong_20_Emphasis"><text:span text:style-name="T181">Finish installation</text:span></text:span><text:bookmark-end text:name="__RefNumPara__12966_2272496019"/></text:p>
        </text:list-item>
      </text:list>
      <text:p text:style-name="P68"><text:span text:style-name="Strong_20_Emphasis"/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70"><text:span text:style-name="Strong_20_Emphasis"><text:span text:style-name="T55"><draw:control text:anchor-type="as-char" draw:z-index="5" draw:name="Vorm22" draw:style-name="gr2" draw:text-style-name="P18" svg:width="0.35cm" svg:height="0.35cm" draw:control="control4"/></text:span></text:span></text:p>
          </table:table-cell>
          <table:table-cell table:style-name="_33_._5f_Installatie_5f_afronden.C1" office:value-type="string">
            <text:p text:style-name="P71"><text:span text:style-name="T182">Log in as </text:span><text:span text:style-name="T163">&lt;</text:span><text:span text:style-name="T164">user</text:span><text:span text:style-name="T163">&gt;</text:span><text:span text:style-name="T182">.</text:span></text:p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/>
          </table:table-cell>
          <table:table-cell table:style-name="_33_._5f_Installatie_5f_afronden.C2" office:value-type="string">
            <text:p text:style-name="P73"/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5"><text:span text:style-name="Strong_20_Emphasis"><text:span text:style-name="T183"><draw:control text:anchor-type="as-char" draw:z-index="11" draw:name="Vorm4_ 2" draw:style-name="gr2" draw:text-style-name="P18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76">Follow the welcome screens.</text:p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/>
          </table:table-cell>
          <table:table-cell table:style-name="_33_._5f_Installatie_5f_afronden.C4" office:value-type="string">
            <text:p text:style-name="P73"/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24"><text:span text:style-name="Strong_20_Emphasis"><text:span text:style-name="T55"><draw:control text:anchor-type="as-char" draw:z-index="23" draw:name="Vorm4" draw:style-name="gr2" draw:text-style-name="P18" svg:width="0.35cm" svg:height="0.35cm" draw:control="control22"/></text:span></text:span></text:p>
          </table:table-cell>
          <table:table-cell table:style-name="_33_._5f_Installatie_5f_afronden.C5" office:value-type="string">
            <text:p text:style-name="P25"><text:span text:style-name="T184">Press the Super key</text:span><text:span text:style-name="T67"><text:note text:id="ftn6" text:note-class="footnote"><text:note-citation>1</text:note-citation><text:note-body><text:p text:style-name="P77"><text:span text:style-name="T185">Windows, command, or magnifying glass key.</text:span></text:p></text:note-body></text:note></text:span><text:span text:style-name="T184">, t</text:span><text:span text:style-name="T68">ype</text:span><text:span text:style-name="T69"> </text:span><text:span text:style-name="User_20_Entry"><text:span text:style-name="T70">t</text:span></text:span><text:span text:style-name="User_20_Entry"><text:span text:style-name="T71">erm</text:span></text:span><text:span text:style-name="T72"> and click on the </text:span><text:span text:style-name="Strong_20_Emphasis"><text:span text:style-name="T73">Terminal</text:span></text:span><text:span text:style-name="T72"> icon.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8"><text:span text:style-name="Strong_20_Emphasis"/></text:p>
          </table:table-cell>
          <table:table-cell table:style-name="_33_._5f_Installatie_5f_afronden.C6" office:value-type="string">
            <text:p text:style-name="P30"><text:span text:style-name="T186">Type the </text:span><text:span text:style-name="T187">following </text:span><text:span text:style-name="T186">t</text:span><text:span text:style-name="T188">hree</text:span><text:span text:style-name="T186"> commands, each followed by the</text:span><text:span text:style-name="T72"> </text:span><text:span text:style-name="T77">Enter</text:span><text:span text:style-name="T186"> key: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7" office:value-type="string">
            <text:p text:style-name="P78"><text:span text:style-name="User_20_Entry"><text:span text:style-name="T78">sudo</text:span></text:span><text:span text:style-name="User_20_Entry"><text:span text:style-name="T79"> </text:span></text:span><text:span text:style-name="User_20_Entry"><text:span text:style-name="T78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8" office:value-type="string">
            <text:p text:style-name="P79"><text:span text:style-name="User_20_Entry"><text:span text:style-name="T79">wget karelzimmer.nl/</text:span></text:span><text:span text:style-name="User_20_Entry"><text:span text:style-name="T80">getkz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9" office:value-type="string">
            <text:p text:style-name="P79"><text:span text:style-name="User_20_Entry"><text:span text:style-name="T79">bash </text:span></text:span><text:span text:style-name="User_20_Entry"><text:span text:style-name="T189">getkz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10" office:value-type="string">
            <text:p text:style-name="P81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11" office:value-type="string">
            <text:p text:style-name="P34"/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24"><text:span text:style-name="Strong_20_Emphasis"><text:span text:style-name="T55"><draw:control text:anchor-type="as-char" draw:z-index="24" draw:name="Vorm 7" draw:style-name="gr2" draw:text-style-name="P18" svg:width="0.35cm" svg:height="0.35cm" draw:control="control23"/></text:span></text:span></text:p>
          </table:table-cell>
          <table:table-cell table:style-name="_33_._5f_Installatie_5f_afronden.C12" office:value-type="string">
            <text:p text:style-name="P25"><text:span text:style-name="T190">Press the Super key</text:span><text:span text:style-name="T191">1</text:span><text:span text:style-name="T190">, </text:span><text:span text:style-name="T192">t</text:span><text:span text:style-name="T84">ype </text:span><text:span text:style-name="User_20_Entry"><text:span text:style-name="T85">m</text:span></text:span><text:span text:style-name="User_20_Entry"><text:span text:style-name="T86">enu</text:span></text:span><text:span text:style-name="T72"> and click </text:span><text:span text:style-name="T84">the </text:span><text:span text:style-name="Strong_20_Emphasis"><text:span text:style-name="T87">KZ</text:span></text:span><text:span text:style-name="Strong_20_Emphasis"><text:span text:style-name="T88"> Installation menu</text:span></text:span><text:span text:style-name="T84"> icon.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70"><text:span text:style-name="Strong_20_Emphasis"/></text:p>
          </table:table-cell>
          <table:table-cell table:style-name="_33_._5f_Installatie_5f_afronden.C13" office:value-type="string">
            <text:p text:style-name="P82"><text:span text:style-name="T193">Se</text:span><text:span text:style-name="T194">lect</text:span><text:span text:style-name="T193"> </text:span><text:span text:style-name="Strong_20_Emphasis"><text:span text:style-name="T195">3</text:span></text:span><text:span text:style-name="T196"> </text:span><text:span text:style-name="T197">Finish installatio</text:span><text:span text:style-name="T198">n</text:span><text:span text:style-name="T92">.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/>
          </table:table-cell>
          <table:table-cell table:style-name="_33_._5f_Installatie_5f_afronden.C14" office:value-type="string">
            <text:p text:style-name="P83">Follow the instructions on the screen.</text:p>
          </table:table-cell>
        </table:table-row>
      </table:table>
      <text:p text:style-name="P68"><text:span text:style-name="Strong_20_Emphasis"/></text:p>
      <text:list text:continue-numbering="true" text:style-name="L1">
        <text:list-item>
          <text:p text:style-name="P84"><text:span text:style-name="Strong_20_Emphasis"><text:span text:style-name="T199">S</text:span></text:span><text:span text:style-name="Strong_20_Emphasis"><text:span text:style-name="T200">et up user</text:span></text:span></text:p>
        </text:list-item>
      </text:list>
      <text:p text:style-name="P85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7"><text:span text:style-name="Strong_20_Emphasis"><text:span text:style-name="T55"><draw:control text:anchor-type="as-char" draw:z-index="7" draw:name="Vorm36_0" draw:style-name="gr2" draw:text-style-name="P18" svg:width="0.35cm" svg:height="0.35cm" draw:control="control6"/></text:span></text:span></text:p>
          </table:table-cell>
          <table:table-cell table:style-name="Tabel2.A1" office:value-type="string">
            <text:p text:style-name="P87"><text:span text:style-name="Strong_20_Emphasis"><text:span text:style-name="T55"><draw:control text:anchor-type="as-char" draw:z-index="8" draw:name="Vorm36_ 1" draw:style-name="gr2" draw:text-style-name="P18" svg:width="0.35cm" svg:height="0.35cm" draw:control="control7"/></text:span></text:span></text:p>
          </table:table-cell>
          <table:table-cell table:style-name="Tabel2.D1" office:value-type="string">
            <text:p text:style-name="P88"><text:span text:style-name="T201">Log in as</text:span><text:span text:style-name="T182"> </text:span><text:span text:style-name="T163">&lt;</text:span><text:span text:style-name="T164">user</text:span><text:span text:style-name="T163">&gt;</text:span><text:span text:style-name="T202"><text:note text:id="ftn7" text:note-class="footnote"><text:note-citation>1</text:note-citation><text:note-body><text:p text:style-name="P89"><text:span text:style-name="T203">Login any additional </text:span><text:span text:style-name="T204">user</text:span><text:span text:style-name="T205">s </text:span><text:span text:style-name="T203">and follow the same steps.</text:span></text:p></text:note-body></text:note></text:span><text:span text:style-name="T182">.</text:span></text:p>
          </table:table-cell>
        </table:table-row>
        <table:table-row>
          <table:table-cell table:style-name="Tabel2.A1" office:value-type="string">
            <text:p text:style-name="P90"/>
          </table:table-cell>
          <table:table-cell table:style-name="Tabel2.A1" office:value-type="string">
            <text:p text:style-name="P90"/>
          </table:table-cell>
          <table:table-cell table:style-name="Tabel2.A1" office:value-type="string">
            <text:p text:style-name="P90"/>
          </table:table-cell>
          <table:table-cell table:style-name="Tabel2.D2" office:value-type="string">
            <text:p text:style-name="P91"/>
          </table:table-cell>
        </table:table-row>
        <table:table-row>
          <table:table-cell table:style-name="Tabel2.A1" office:value-type="string">
            <text:p text:style-name="P90"/>
          </table:table-cell>
          <table:table-cell table:style-name="Tabel2.A1" office:value-type="string">
            <text:p text:style-name="P90"/>
          </table:table-cell>
          <table:table-cell table:style-name="Tabel2.A1" office:value-type="string">
            <text:p text:style-name="P75"><text:span text:style-name="Strong_20_Emphasis"><text:span text:style-name="T183"><draw:control text:anchor-type="as-char" draw:z-index="12" draw:name="Vorm4_ 3" draw:style-name="gr2" draw:text-style-name="P18" svg:width="0.35cm" svg:height="0.35cm" draw:control="control11"/></text:span></text:span></text:p>
          </table:table-cell>
          <table:table-cell table:style-name="Tabel2.D2" office:value-type="string">
            <text:p text:style-name="P92"><text:span text:style-name="T206">Follow the welcome screens.</text:span><text:span text:style-name="T136"/></text:p>
          </table:table-cell>
        </table:table-row>
        <table:table-row>
          <table:table-cell table:style-name="Tabel2.A1" office:value-type="string">
            <text:p text:style-name="P90"/>
          </table:table-cell>
          <table:table-cell table:style-name="Tabel2.A1" office:value-type="string">
            <text:p text:style-name="P90"/>
          </table:table-cell>
          <table:table-cell table:style-name="Tabel2.A1" office:value-type="string">
            <text:p text:style-name="P90"/>
          </table:table-cell>
          <table:table-cell table:style-name="Tabel2.D2" office:value-type="string">
            <text:p text:style-name="P91"/>
          </table:table-cell>
        </table:table-row>
        <table:table-row>
          <table:table-cell table:style-name="Tabel2.A1" office:value-type="string">
            <text:p text:style-name="P93"/>
          </table:table-cell>
          <table:table-cell table:style-name="Tabel2.A1" office:value-type="string">
            <text:p text:style-name="P24"><text:span text:style-name="Strong_20_Emphasis"><text:span text:style-name="T55"><draw:control text:anchor-type="as-char" draw:z-index="25" draw:name="Vorm 8" draw:style-name="gr2" draw:text-style-name="P18" svg:width="0.35cm" svg:height="0.35cm" draw:control="control24"/></text:span></text:span></text:p>
          </table:table-cell>
          <table:table-cell table:style-name="Tabel2.A1" office:value-type="string">
            <text:p text:style-name="P24"><text:span text:style-name="Strong_20_Emphasis"><text:span text:style-name="T55"><draw:control text:anchor-type="as-char" draw:z-index="26" draw:name="Vorm 9" draw:style-name="gr2" draw:text-style-name="P18" svg:width="0.35cm" svg:height="0.35cm" draw:control="control25"/></text:span></text:span></text:p>
          </table:table-cell>
          <table:table-cell table:style-name="Tabel2.D5" office:value-type="string">
            <text:p text:style-name="P94"><text:span text:style-name="T207">Press the Super key</text:span><text:span text:style-name="T67"><text:note text:id="ftn8" text:note-class="footnote"><text:note-citation>2</text:note-citation><text:note-body><text:p text:style-name="P95">Windows, command, or magnifying glass key.</text:p></text:note-body></text:note></text:span><text:span text:style-name="T207">, t</text:span><text:span text:style-name="T84">ype </text:span><text:span text:style-name="User_20_Entry"><text:span text:style-name="T85">m</text:span></text:span><text:span text:style-name="User_20_Entry"><text:span text:style-name="T86">enu</text:span></text:span><text:span text:style-name="T72"> and click </text:span><text:span text:style-name="T84">the </text:span><text:span text:style-name="Strong_20_Emphasis"><text:span text:style-name="T87">KZ</text:span></text:span><text:span text:style-name="Strong_20_Emphasis"><text:span text:style-name="T88"> Installation menu</text:span></text:span><text:span text:style-name="T84"> icon.</text:span></text:p>
          </table:table-cell>
        </table:table-row>
        <table:table-row>
          <table:table-cell table:style-name="Tabel2.A1" office:value-type="string">
            <text:p text:style-name="P96"/>
          </table:table-cell>
          <table:table-cell table:style-name="Tabel2.A1" office:value-type="string">
            <text:p text:style-name="P96"/>
          </table:table-cell>
          <table:table-cell table:style-name="Tabel2.A1" office:value-type="string">
            <text:p text:style-name="P96"/>
          </table:table-cell>
          <table:table-cell table:style-name="Tabel2.D6" office:value-type="string">
            <text:p text:style-name="P97"><text:span text:style-name="T208">Select</text:span><text:span text:style-name="T193"> </text:span><text:span text:style-name="Strong_20_Emphasis"><text:span text:style-name="T195">4</text:span></text:span><text:span text:style-name="T209"> </text:span><text:span text:style-name="T210">Set up user</text:span><text:span text:style-name="T92">.</text:span></text:p>
          </table:table-cell>
        </table:table-row>
        <table:table-row>
          <table:table-cell table:style-name="Tabel2.A1" office:value-type="string">
            <text:p text:style-name="P96"/>
          </table:table-cell>
          <table:table-cell table:style-name="Tabel2.A1" office:value-type="string">
            <text:p text:style-name="P96"/>
          </table:table-cell>
          <table:table-cell table:style-name="Tabel2.A1" office:value-type="string">
            <text:p text:style-name="P96"/>
          </table:table-cell>
          <table:table-cell table:style-name="Tabel2.D7" office:value-type="string">
            <text:p text:style-name="P98">Follow the instructions on the screen.</text:p>
          </table:table-cell>
        </table:table-row>
      </table:table>
      <text:p text:style-name="P99"/>
      <text:p text:style-name="P100"/>
      <text:p text:style-name="P101"><text:span text:style-name="T211">End of checklist,</text:span><text:span text:style-name="T212"> </text:span><text:span text:style-name="T212"><text:user-field-get text:name="Distro">Debian</text:user-field-get></text:span><text:span text:style-name="T101"><text:s/></text:span><text:span text:style-name="T102">Desktop</text:span><text:span text:style-name="T103"> </text:span><text:span text:style-name="T211">installation is complete.</text:span></text:p>
      <text:p text:style-name="P102"/>
      <text:p text:style-name="P103"><text:span text:style-name="T213">Written</text:span><text:span text:style-name="T214"> </text:span><text:span text:style-name="T213">by</text:span><text:span text:style-name="T214"> </text:span><text:a xlink:type="simple" xlink:href="mailto:info@karelzimmer.nl?subject=Checklist%20installation%20Linux" text:style-name="Internet_20_link" text:visited-style-name="Visited_20_Internet_20_Link"><text:span text:style-name="T215">Karel Zimmer</text:span></text:a><text:span text:style-name="T216">.</text:span></text:p>
      <text:p text:style-name="P104"><text:span text:style-name="T217">License </text:span><text:span text:style-name="T218">C</text:span><text:span text:style-name="T219">C0</text:span><text:span text:style-name="T216"> 1.0</text:span><text:span text:style-name="T220"> </text:span><text:span text:style-name="T220"><draw:a xlink:type="simple" xlink:href="https://creativecommons.org/publicdomain/zero/1.0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20"><text:s/></text:span><text:span text:style-name="T220"><draw:a xlink:type="simple" xlink:href="https://creativecommons.org/publicdomain/zero/1.0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20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 fo:language="en" fo:country="GB"/>
    </style:style>
    <style:style style:name="MT1" style:family="text">
      <style:text-properties style:language-asian="nl" style:country-asian="NL"/>
    </style:style>
    <style:style style:name="MT2" style:family="text">
      <style:text-properties officeooo:rsid="0fd4093d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on-Debian-desktop</text:file-name><text:tab/><text:tab/><text:date style:data-style-name="N36" text:date-value="2025-10-22T07:58:44.152970197">22/10/2025</text:date></text:p>
      </style:header>
      <style:footer>
        <text:p text:style-name="MP1"><text:span text:style-name="MT1">Karel Zimmer</text:span><text:tab/><text:tab/><text:span text:style-name="MT2">Page</text:span><text:span text:style-name="MT3">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0-22T07:58:44.066226490</dc:date>
    <meta:keyword>Installatie</meta:keyword>
    <meta:keyword>Checklist</meta:keyword>
    <meta:keyword>Linux</meta:keyword>
    <meta:editing-cycles>7116</meta:editing-cycles>
    <meta:editing-duration>P12DT15H23M55S</meta:editing-duration>
    <meta:print-date>2025-02-27T11:58:37.044493777</meta:print-date>
    <meta:printed-by>Karel Zimmer</meta:printed-by>
    <dc:creator>Karel Zimmer</dc:creator>
    <meta:document-statistic meta:table-count="4" meta:image-count="2" meta:object-count="0" meta:page-count="4" meta:paragraph-count="92" meta:word-count="533" meta:character-count="3355" meta:non-whitespace-character-count="2856"/>
    <meta:user-defined meta:name="Info 1"/>
    <meta:user-defined meta:name="Info 2"/>
    <meta:user-defined meta:name="Info 3"/>
    <meta:user-defined meta:name="Info 4"/>
  </office:meta>
</office:document-meta>
</file>